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9.7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0"/>
    <style:style style:name="ce1" style:family="table-cell" style:parent-style-name="Default" style:data-style-name="N10"/>
    <style:style style:name="ce8" style:family="table-cell" style:parent-style-name="Default" style:data-style-name="N10">
      <style:table-cell-properties fo:background-color="#ffff00"/>
    </style:style>
    <style:style style:name="ce9" style:family="table-cell" style:parent-style-name="Default" style:data-style-name="N1"/>
    <style:style style:name="ce2" style:family="table-cell" style:parent-style-name="Default" style:data-style-name="N1"/>
    <style:style style:name="ce11" style:family="table-cell" style:parent-style-name="Default" style:data-style-name="N1">
      <style:table-cell-properties fo:background-color="#ffff00"/>
    </style:style>
    <style:style style:name="ce12" style:family="table-cell" style:parent-style-name="Default" style:data-style-name="N2"/>
    <style:style style:name="ce3" style:family="table-cell" style:parent-style-name="Default" style:data-style-name="N2"/>
    <style:style style:name="ce14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<text:s/>食物 </text:p>
          </table:table-cell>
          <table:table-cell office:value-type="string" calcext:value-type="string">
            <text:p><text:s/>可食重量/体积 </text:p>
          </table:table-cell>
          <table:table-cell table:style-name="ce6" office:value-type="string" calcext:value-type="string">
            <text:p><text:s/>可食率 </text:p>
          </table:table-cell>
          <table:table-cell table:style-name="ce9" office:value-type="string" calcext:value-type="string">
            <text:p><text:s/>原料重量/体积 </text:p>
          </table:table-cell>
          <table:table-cell office:value-type="string" calcext:value-type="string">
            <text:p><text:s/>单位重量/体积除数 </text:p>
          </table:table-cell>
          <table:table-cell office:value-type="string" calcext:value-type="string">
            <text:p><text:s/>单位价格 </text:p>
          </table:table-cell>
          <table:table-cell table:style-name="ce12" office:value-type="string" calcext:value-type="string">
            <text:p><text:s/>价格 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单位能量</text:p>
          </table:table-cell>
          <table:table-cell office:value-type="string" calcext:value-type="string">
            <text:p>能量</text:p>
          </table:table-cell>
          <table:table-cell office:value-type="string" calcext:value-type="string">
            <text:p>能量价格比</text:p>
          </table:table-cell>
        </table:table-row>
        <table:table-row table:style-name="ro1">
          <table:table-cell office:value-type="string" calcext:value-type="string">
            <text:p><text:s/>烤红薯（多多买菜烟薯25中大果） </text:p>
          </table:table-cell>
          <table:table-cell office:value-type="float" office:value="425" calcext:value-type="float">
            <text:p>425</text:p>
          </table:table-cell>
          <table:table-cell office:value-type="percentage" office:value="0.85" calcext:value-type="percentage">
            <text:p>85%</text:p>
          </table:table-cell>
          <table:table-cell table:formula="of:=[.B2]/[.C2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.4</text:p>
          </table:table-cell>
          <table:table-cell table:formula="of:=[.D2]/[.E2]*[.F2]" office:value-type="float" office:value="1.4" calcext:value-type="float">
            <text:p>1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芦柑 </text:p>
          </table:table-cell>
          <table:table-cell office:value-type="float" office:value="150" calcext:value-type="float">
            <text:p>150</text:p>
          </table:table-cell>
          <table:table-cell office:value-type="percentage" office:value="0.77" calcext:value-type="percentage">
            <text:p>77%</text:p>
          </table:table-cell>
          <table:table-cell table:formula="of:=[.B3]/[.C3]" office:value-type="float" office:value="194.805194805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.4</text:p>
          </table:table-cell>
          <table:table-cell table:formula="of:=[.D3]/[.E3]*[.F3]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土豆 </text:p>
          </table:table-cell>
          <table:table-cell office:value-type="float" office:value="150" calcext:value-type="float">
            <text:p>150</text:p>
          </table:table-cell>
          <table:table-cell office:value-type="percentage" office:value="0.88" calcext:value-type="percentage">
            <text:p>88%</text:p>
          </table:table-cell>
          <table:table-cell table:formula="of:=[.B4]/[.C4]" office:value-type="float" office:value="170.454545454545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1.2" calcext:value-type="float">
            <text:p>1.2</text:p>
          </table:table-cell>
          <table:table-cell table:formula="of:=[.D4]/[.E4]*[.F4]" office:value-type="float" office:value="0.409090909090909" calcext:value-type="float">
            <text:p>0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胡萝卜 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8" calcext:value-type="percentage">
            <text:p>88%</text:p>
          </table:table-cell>
          <table:table-cell table:formula="of:=[.B5]/[.C5]" office:value-type="float" office:value="113.636363636364" calcext:value-type="float">
            <text:p>1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5]/[.E5]*[.F5]" office:value-type="float" office:value="0.227272727272727" calcext:value-type="float">
            <text:p>0.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海鸭蛋 </text:p>
          </table:table-cell>
          <table:table-cell office:value-type="float" office:value="65" calcext:value-type="float">
            <text:p>65</text:p>
          </table:table-cell>
          <table:table-cell office:value-type="percentage" office:value="0.86" calcext:value-type="percentage">
            <text:p>86%</text:p>
          </table:table-cell>
          <table:table-cell table:formula="of:=[.B6]/[.C6]" office:value-type="float" office:value="75.5813953488372" calcext:value-type="float">
            <text:p>7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4" calcext:value-type="float">
            <text:p>1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香蕉 </text:p>
          </table:table-cell>
          <table:table-cell office:value-type="float" office:value="60" calcext:value-type="float">
            <text:p>60</text:p>
          </table:table-cell>
          <table:table-cell office:value-type="percentage" office:value="0.62" calcext:value-type="percentage">
            <text:p>62%</text:p>
          </table:table-cell>
          <table:table-cell table:formula="of:=[.B7]/[.C7]" office:value-type="float" office:value="96.7741935483871" calcext:value-type="float">
            <text:p>97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D7]/[.E7]*[.F7]" office:value-type="float" office:value="0.387096774193548" calcext:value-type="float">
            <text:p>0.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荠菜（冷冻） 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%</text:p>
          </table:table-cell>
          <table:table-cell table:formula="of:=[.B8]/[.C8]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D8]/[.E8]*[.F8]" office:value-type="float" office:value="0.6" calcext:value-type="float">
            <text:p>0.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贝贝南瓜 </text:p>
          </table:table-cell>
          <table:table-cell office:value-type="float" office:value="50" calcext:value-type="float">
            <text:p>50</text:p>
          </table:table-cell>
          <table:table-cell office:value-type="percentage" office:value="0.75" calcext:value-type="percentage">
            <text:p>75%</text:p>
          </table:table-cell>
          <table:table-cell table:formula="of:=[.B9]/[.C9]" office:value-type="float" office:value="66.66666666666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D9]/[.E9]*[.F9]" office:value-type="float" office:value="0.4" calcext:value-type="float">
            <text:p>0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荸荠 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table:formula="of:=[.B10]/[.C10]" office:value-type="float" office:value="62.5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D10]/[.E10]*[.F10]" office:value-type="float" office:value="0.375" calcext:value-type="float">
            <text:p>0.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羊腿（冷冻） </text:p>
          </table:table-cell>
          <table:table-cell office:value-type="float" office:value="40" calcext:value-type="float">
            <text:p>40</text:p>
          </table:table-cell>
          <table:table-cell office:value-type="percentage" office:value="1" calcext:value-type="percentage">
            <text:p>100%</text:p>
          </table:table-cell>
          <table:table-cell table:formula="of:=[.B11]/[.C11]"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formula="of:=[.D11]/[.E11]*[.F11]" office:value-type="float" office:value="1.68" calcext:value-type="float">
            <text:p>1.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猪梅花肉 </text:p>
          </table:table-cell>
          <table:table-cell office:value-type="float" office:value="40" calcext:value-type="float">
            <text:p>40</text:p>
          </table:table-cell>
          <table:table-cell office:value-type="percentage" office:value="1" calcext:value-type="percentage">
            <text:p>100%</text:p>
          </table:table-cell>
          <table:table-cell table:formula="of:=[.B12]/[.C12]"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formula="of:=[.D12]/[.E12]*[.F12]" office:value-type="float" office:value="1.6" calcext:value-type="float">
            <text:p>1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奶或奶酪（塞浦路斯ALAMBRA哈罗米奶酪（临期） ） 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%</text:p>
          </table:table-cell>
          <table:table-cell table:formula="of:=[.B13]/[.C13]"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.6" calcext:value-type="float">
            <text:p>20.6</text:p>
          </table:table-cell>
          <table:table-cell table:formula="of:=[.D13]/[.E13]*[.F13]" office:value-type="float" office:value="1.37333333333333" calcext:value-type="float">
            <text:p>1.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鮰鱼块（冷冻） </text:p>
          </table:table-cell>
          <table:table-cell office:value-type="float" office:value="28" calcext:value-type="float">
            <text:p>28</text:p>
          </table:table-cell>
          <table:table-cell office:value-type="percentage" office:value="1" calcext:value-type="percentage">
            <text:p>100%</text:p>
          </table:table-cell>
          <table:table-cell table:formula="of:=[.B14]/[.C14]"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formula="of:=[.D14]/[.E14]*[.F14]"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牡蛎（带壳生蚝取出的牡蛎肉） 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%</text:p>
          </table:table-cell>
          <table:table-cell table:formula="of:=[.B15]/[.C15]"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D15]/[.E15]*[.F15]" office:value-type="float" office:value="2.5" calcext:value-type="float">
            <text:p>2.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白藜麦（青海，非免洗） 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%</text:p>
          </table:table-cell>
          <table:table-cell table:formula="of:=[.B16]/[.C16]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D16]/[.E16]*[.F16]" office:value-type="float" office:value="0.55" calcext:value-type="float">
            <text:p>0.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鸡腿（冷鲜鸡全腿） </text:p>
          </table:table-cell>
          <table:table-cell office:value-type="float" office:value="25" calcext:value-type="float">
            <text:p>25</text:p>
          </table:table-cell>
          <table:table-cell office:value-type="percentage" office:value="0.9" calcext:value-type="percentage">
            <text:p>90%</text:p>
          </table:table-cell>
          <table:table-cell table:formula="of:=[.B17]/[.C17]" office:value-type="float" office:value="27.777777777777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formula="of:=[.D17]/[.E17]*[.F17]" office:value-type="float" office:value="0.5555555555555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黑米（五常，一斤装） 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%</text:p>
          </table:table-cell>
          <table:table-cell table:formula="of:=[.B18]/[.C18]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3.7" calcext:value-type="float">
            <text:p>3.7</text:p>
          </table:table-cell>
          <table:table-cell table:formula="of:=[.D18]/[.E18]*[.F18]" office:value-type="float" office:value="0.185" calcext:value-type="float">
            <text:p>0.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洋葱 </text:p>
          </table:table-cell>
          <table:table-cell office:value-type="float" office:value="25" calcext:value-type="float">
            <text:p>25</text:p>
          </table:table-cell>
          <table:table-cell office:value-type="percentage" office:value="0.9" calcext:value-type="percentage">
            <text:p>90%</text:p>
          </table:table-cell>
          <table:table-cell table:formula="of:=[.B19]/[.C19]" office:value-type="float" office:value="27.777777777777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D19]/[.E19]*[.F19]" office:value-type="float" office:value="0.111111111111111" calcext:value-type="float">
            <text:p>0.11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<text:s/>番茄酱（半球红番茄酱罐头） 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%</text:p>
          </table:table-cell>
          <table:table-cell table:formula="of:=[.B20]/[.C20]" office:value-type="float" office:value="20" calcext:value-type="float">
            <text:p>20</text:p>
          </table:table-cell>
          <table:table-cell office:value-type="float" office:value="850" calcext:value-type="float">
            <text:p>850</text:p>
          </table:table-cell>
          <table:table-cell office:value-type="float" office:value="17.2" calcext:value-type="float">
            <text:p>17.2</text:p>
          </table:table-cell>
          <table:table-cell table:formula="of:=[.D20]/[.E20]*[.F20]" office:value-type="float" office:value="0.404705882352941" calcext:value-type="float">
            <text:p>0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纳豆 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%</text:p>
          </table:table-cell>
          <table:table-cell table:formula="of:=[.B21]/[.C21]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D21]/[.E21]*[.F21]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稻米油（金龙鱼700mL，单位重量为包装体积乘大致密度） 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%</text:p>
          </table:table-cell>
          <table:table-cell table:formula="of:=[.B22]/[.C22]"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0.6" calcext:value-type="float">
            <text:p>10.6</text:p>
          </table:table-cell>
          <table:table-cell table:formula="of:=[.D22]/[.E22]*[.F22]" office:value-type="float" office:value="0.269206349206349" calcext:value-type="float">
            <text:p>0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猪肝 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%</text:p>
          </table:table-cell>
          <table:table-cell table:formula="of:=[.B23]/[.C23]"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D23]/[.E23]*[.F23]" office:value-type="float" office:value="0.42" calcext:value-type="float">
            <text:p>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秋刀鱼（冷冻） 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%</text:p>
          </table:table-cell>
          <table:table-cell table:formula="of:=[.B24]/[.C24]" office:value-type="float" office:value="14.2857142857143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4.8" calcext:value-type="float">
            <text:p>14.8</text:p>
          </table:table-cell>
          <table:table-cell table:formula="of:=[.D24]/[.E24]*[.F24]" office:value-type="float" office:value="0.704761904761905" calcext:value-type="float">
            <text:p>0.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栗子 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%</text:p>
          </table:table-cell>
          <table:table-cell table:formula="of:=[.B25]/[.C25]" office:value-type="float" office:value="14.2857142857143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D25]/[.E25]*[.F25]" office:value-type="float" office:value="0.285714285714286" calcext:value-type="float">
            <text:p>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青蒜 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%</text:p>
          </table:table-cell>
          <table:table-cell table:formula="of:=[.B26]/[.C26]" office:value-type="float" office:value="11.7647058823529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D26]/[.E26]*[.F26]" office:value-type="float" office:value="0.0941176470588235" calcext:value-type="float">
            <text:p>0.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香菜 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%</text:p>
          </table:table-cell>
          <table:table-cell table:formula="of:=[.B27]/[.C27]" office:value-type="float" office:value="11.7647058823529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formula="of:=[.D27]/[.E27]*[.F27]" office:value-type="float" office:value="0.294117647058824" calcext:value-type="float">
            <text:p>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酱油（欣和遵循自然，按毫升计） 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%</text:p>
          </table:table-cell>
          <table:table-cell table:formula="of:=[.B28]/[.C28]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D28]/[.E28]*[.F28]"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黄油（银宝/Arla/爱氏晨曦） 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%</text:p>
          </table:table-cell>
          <table:table-cell table:formula="of:=[.B29]/[.C29]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D29]/[.E29]*[.F29]" office:value-type="float" office:value="0.3" calcext:value-type="float">
            <text:p>0.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猪油（叮咚买菜） 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%</text:p>
          </table:table-cell>
          <table:table-cell table:formula="of:=[.B30]/[.C30]"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23.9" calcext:value-type="float">
            <text:p>23.9</text:p>
          </table:table-cell>
          <table:table-cell table:formula="of:=[.D30]/[.E30]*[.F30]" office:value-type="float" office:value="0.308387096774194" calcext:value-type="float">
            <text:p>0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大蒜头 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%</text:p>
          </table:table-cell>
          <table:table-cell table:formula="of:=[.B31]/[.C31]" office:value-type="float" office:value="3.75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D31]/[.E31]*[.F31]" office:value-type="float" office:value="0.0375" calcext:value-type="float">
            <text:p>0.0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<text:s/>紫菜（南澳头水紫菜） 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%</text:p>
          </table:table-cell>
          <table:table-cell table:formula="of:=[.B32]/[.C32]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table:formula="of:=[.D32]/[.E32]*[.F32]" office:value-type="float" office:value="0.28" calcext:value-type="float">
            <text:p>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日晒海盐（细盐，无添加碘） 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table:formula="of:=[.B33]/[.C33]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1" calcext:value-type="float">
            <text:p>3.1</text:p>
          </table:table-cell>
          <table:table-cell table:formula="of:=[.D33]/[.E33]*[.F33]" office:value-type="float" office:value="0.0062" calcext:value-type="float">
            <text:p>0.01</text:p>
          </table:table-cell>
          <table:table-cell table:number-columns-repeated="4"/>
        </table:table-row>
        <table:table-row table:style-name="ro2" table:visibility="collapse">
          <table:table-cell table:number-columns-repeated="11"/>
        </table:table-row>
        <table:table-row table:style-name="ro2">
          <table:table-cell table:style-name="ce5" office:value-type="string" calcext:value-type="string">
            <text:p><text:s/>总计 </text:p>
          </table:table-cell>
          <table:table-cell table:style-name="ce5" table:formula="of:=SUM([.B$2:.B$33])" office:value-type="float" office:value="1493" calcext:value-type="float">
            <text:p>1493</text:p>
          </table:table-cell>
          <table:table-cell table:style-name="ce8"/>
          <table:table-cell table:style-name="ce11" table:formula="of:=SUM([.D$2:.D$33])" office:value-type="float" office:value="1741.82475535168" calcext:value-type="float">
            <text:p>1742</text:p>
          </table:table-cell>
          <table:table-cell table:style-name="ce5" table:number-columns-repeated="2"/>
          <table:table-cell table:style-name="ce14" office:value-type="float" office:value="19.04" calcext:value-type="float">
            <text:p>19.04</text:p>
          </table:table-cell>
          <table:table-cell table:number-columns-repeated="4"/>
        </table:table-row>
        <table:table-row table:style-name="ro2" table:number-rows-repeated="1048540">
          <table:table-cell table:number-columns-repeated="11"/>
        </table:table-row>
        <table:table-row table:style-name="ro2">
          <table:table-cell table:number-columns-repeated="11"/>
        </table:table-row>
        <calcext:sparkline-groups>
          <calcext:sparkline-group calcext:id="{AB08CCD9-7D65-454C-B21D-6B8739E9CC8A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工作表1.H1" calcext:data-range="工作表1.H12:工作表1.H12"/>
            </calcext:sparklines>
          </calcext:sparkline-group>
        </calcext:sparkline-groups>
      </table:table>
      <table:named-expressions/>
      <table:database-ranges>
        <table:database-range table:name="__Anonymous_Sheet_DB__0" table:target-range-address="工作表1.A1:工作表1.G3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00/00/00</text:date>, <text:time style:data-style-name="N2" text:time-value="21:23:30.675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20:55:46.827000000</meta:creation-date>
    <dc:date>2024-02-22T21:44:01.785000000</dc:date>
    <meta:editing-duration>PT30M50S</meta:editing-duration>
    <meta:editing-cycles>5</meta:editing-cycles>
    <meta:generator>LibreOffice/7.5.5.2$Windows_X86_64 LibreOffice_project/ca8fe7424262805f223b9a2334bc7181abbcbf5e</meta:generator>
    <meta:document-statistic meta:table-count="1" meta:cell-count="238" meta:object-count="0"/>
  </office:meta>
</office:document-meta>
</file>